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border="0.0154in double #000000" style:shadow="#000000 -0.0799in 0.0799in"/>
    </style:style>
    <style:style style:name="P2" style:family="paragraph">
      <style:paragraph-properties fo:border="0.0154in double #000000" style:shadow="#000000 -0.1in 0.1in"/>
    </style:style>
    <style:style style:name="P3" style:family="paragraph">
      <style:paragraph-properties fo:border="0.0154in double #000000" style:shadow="2pt 2pt"/>
    </style:style>
    <style:style style:name="P4" style:family="paragraph">
      <style:paragraph-properties fo:border="0.0154in double #000000" style:shadow="4pt 4pt"/>
    </style:style>
  </office:automatic-styles>
  <office:body>
    <office:text>
      <text:p text:style-name="P1">
     This is an example of paragraph with shade in border. The style of shadow is -0.0799in 0.0799in.
   </text:p>
      <text:p/>
      <text:p text:style-name="P2">
    This is an example of paragraph with shade in border. The style of shadow is -0.1in 0.1in.
    </text:p>
      <text:p/>
      <text:p text:style-name="P3">
    This is an example of paragraph with shade in border. The style of shadow is 2pt 2pt.
   </text:p>
      <text:p/>
      <text:p text:style-name="P4">
     This is an example of paragraph with shade in border. The style of shadow is 4pt 4p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